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spTestCase.JspTestCase( String theName , Test theT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pTestCase.JspTestCase( String th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pTestCase.createProtocolHand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pTestCase.JspTestCa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